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Calendar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Calendar</text:h>
                    <text:list>
                        <text:list-item>
                            <text:h text:style-name="Heading_20_2" text:outline-level="2">Description</text:h>
                        </text:list-item>
                    </text:list>
                </text:list-item>
            </text:list>

            <text:p text:style-name="Standard">This Widget displays a calendar.</text:p><text:p text:style-name="Standard">More info (<text:a xlink:type="simple" xlink:href="https://docs.lvgl.io/8.3/widgets/extra/calendar.html" text:style-name="Internet_20_link" text:visited-style-name="Visited_20_Internet_20_Link">link</text:a>)</text:p>

            
                <text:list xml:id="list_Calendar2" text:continue-numbering="true" text:continue-list="list_Calendar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Calendar4" text:continue-numbering="true" text:style-name="Outline">
                                                <text:list-item>
                                                    <text:list>
                                                        <text:list-item>
                                                            <text:list>
                                                                <text:list-item>
                                                                    <text:h text:style-name="Heading_20_3" text:outline-level="3">
                                                                        Year
                                                                        <text:s text:c="4"/>
                                                                        <text:span text:style-name="T2">Number</text:span>
                                                                    </text:h>
                                                                </text:list-item>
                                                            </text:list>
                                                        </text:list-item>
                                                    </text:list>
                                                </text:list-item>
                                            </text:list>
                                            <text:p text:style-name="Standard">Initially selected year.</text:p>,
                                            <text:list xml:id="list_Calendar5" text:continue-numbering="true" text:continue-list="list_Calendar4" text:style-name="Outline">
                                                <text:list-item>
                                                    <text:list>
                                                        <text:list-item>
                                                            <text:list>
                                                                <text:list-item>
                                                                    <text:h text:style-name="Heading_20_3" text:outline-level="3">
                                                                        Month
                                                                        <text:s text:c="4"/>
                                                                        <text:span text:style-name="T2">Number</text:span>
                                                                    </text:h>
                                                                </text:list-item>
                                                            </text:list>
                                                        </text:list-item>
                                                    </text:list>
                                                </text:list-item>
                                            </text:list>
                                            <text:p text:style-name="Standard">Initially selected month.</text:p>,
                                            <text:list xml:id="list_Calendar6" text:continue-numbering="true" text:continue-list="list_Calendar5" text:style-name="Outline">
                                                <text:list-item>
                                                    <text:list>
                                                        <text:list-item>
                                                            <text:list>
                                                                <text:list-item>
                                                                    <text:h text:style-name="Heading_20_3" text:outline-level="3">
                                                                        Day
                                                                        <text:s text:c="4"/>
                                                                        <text:span text:style-name="T2">Number</text:span>
                                                                    </text:h>
                                                                </text:list-item>
                                                            </text:list>
                                                        </text:list-item>
                                                    </text:list>
                                                </text:list-item>
                                            </text:list>
                                            <text:p text:style-name="Standard">Initially selected day.</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Calendar7" text:continue-numbering="true" text:continue-list="list_Calendar6"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Calendar8" text:continue-numbering="true" text:continue-list="list_Calendar7"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Calendar9" text:continue-numbering="true" text:continue-list="list_Calendar8"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Calendar10"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Calendar11" text:continue-numbering="true" text:continue-list="list_Calendar9"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Calendar12" text:continue-numbering="true" text:continue-list="list_Calendar11"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Calendar13"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Calendar14" text:continue-numbering="true" text:continue-list="list_Calendar12"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Calendar15" text:continue-numbering="true" text:continue-list="list_Calendar14"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Calendar16"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Calendar17" text:continue-numbering="true" text:continue-list="list_Calendar15"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Calendar18" text:continue-numbering="true" text:continue-list="list_Calendar17"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Calendar19"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Calendar20" text:continue-numbering="true" text:continue-list="list_Calendar18"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Calendar21" text:continue-numbering="true" text:continue-list="list_Calendar20"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Calendar22"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
                                            <text:list xml:id="list_Calendar23" text:continue-numbering="true" text:continue-list="list_Calendar21"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Calendar24" text:continue-numbering="true" text:continue-list="list_Calendar23"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Calendar25" text:continue-numbering="true" text:continue-list="list_Calendar24"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Calendar26" text:continue-numbering="true" text:continue-list="list_Calendar25"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Calendar27" text:continue-numbering="true" text:continue-list="list_Calendar26"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Calendar28" text:continue-numbering="true" text:continue-list="list_Calendar27"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Calendar29" text:continue-numbering="true" text:continue-list="list_Calendar28"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Calendar30" text:continue-numbering="true" text:continue-list="list_Calendar29"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Calendar31" text:continue-numbering="true" text:continue-list="list_Calendar30"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Calendar32" text:continue-numbering="true" text:continue-list="list_Calendar31"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Calendar33" text:continue-numbering="true" text:continue-list="list_Calendar32"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Calendar34" text:continue-numbering="true" text:continue-list="list_Calendar33"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Calendar35" text:continue-numbering="true" text:continue-list="list_Calendar34"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Calendar36" text:continue-numbering="true" text:continue-list="list_Calendar35"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Calendar37" text:continue-numbering="true" text:continue-list="list_Calendar36"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Calendar38" text:continue-numbering="true" text:continue-list="list_Calendar37"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Calendar39" text:continue-numbering="true" text:continue-list="list_Calendar38"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Calendar40" text:continue-numbering="true" text:continue-list="list_Calendar39"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Calendar41" text:continue-numbering="true" text:continue-list="list_Calendar40"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Calendar42" text:continue-numbering="true" text:continue-list="list_Calendar41"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Calendar43" text:continue-numbering="true" text:continue-list="list_Calendar42"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Calendar44" text:continue-numbering="true" text:continue-list="list_Calendar43"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Calendar45" text:continue-numbering="true" text:continue-list="list_Calendar44"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Calendar46" text:continue-numbering="true" text:continue-list="list_Calendar45"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Calendar47" text:continue-numbering="true" text:continue-list="list_Calendar46"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Calendar48" text:continue-numbering="true" text:continue-list="list_Calendar47"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Calendar49" text:continue-numbering="true" text:continue-list="list_Calendar48"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Calendar50" text:continue-numbering="true" text:continue-list="list_Calendar49"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Calendar51"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Calendar52" text:continue-numbering="true" text:continue-list="list_Calendar50"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Calendar53"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Calendar54" text:continue-numbering="true" text:continue-list="list_Calendar52"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Calendar55"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Calendar56" text:continue-numbering="true" text:continue-list="list_Calendar54"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Calendar57"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Calendar58" text:continue-numbering="true" text:continue-list="list_Calendar56"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Calendar59" text:continue-numbering="true" text:continue-list="list_Calendar58"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Calendar60" text:continue-numbering="true" text:continue-list="list_Calendar59"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Calendar61" text:continue-numbering="true" text:continue-list="list_Calendar60"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Calendar62" text:continue-numbering="true" text:continue-list="list_Calendar61"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Calendar63" text:continue-numbering="true" text:continue-list="list_Calendar62"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Calendar64" text:continue-numbering="true" text:continue-list="list_Calendar63"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Calendar65" text:continue-numbering="true" text:continue-list="list_Calendar64"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Calendar66"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Calendar67" text:continue-numbering="true" text:continue-list="list_Calendar65"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Calendar68" text:continue-numbering="true" text:continue-list="list_Calendar6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Calendar69" text:continue-numbering="true" text:continue-list="list_Calendar6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Calendar3" text:continue-numbering="true" text:continue-list="list_Calendar2" text:style-name="Outline">
                        <text:list-item>
                            <text:list>
                                <text:list-item>
                                    <text:h text:style-name="Heading_20_2" text:outline-level="2">Examples</text:h>
                                </text:list-item>
                            </text:list>
                        </text:list-item>
                    </text:list>
                    <text:p text:style-name="Standard"/>
                    
                    <text:list xml:id="list_Calendar70" text:style-name="List_20_1">
                        
                        <text:list-item>
                            <text:p text:style-name="List_20_1_20_Start">
                                <text:span text:style-name="T1">LVGL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